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fdff7" officeooo:paragraph-rsid="000fdff7"/>
    </style:style>
    <style:style style:name="T1" style:family="text">
      <style:text-properties officeooo:rsid="001061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tab/>re.findall(r" A{2,5}", string)</text:p>
      <text:p text:style-name="P1">2) <text:tab/>re.sub("^-?[0-9]\d*(\.\d+)?$",r"float", string)</text:p>
      <text:p text:style-name="P1">3) <text:tab/>print(re.subn(r"^-?[0-9]\d*(\.\d+)?$", r"float", string)[1])<text:tab/></text:p>
      <text:p text:style-name="P1">4)<text:tab/>import re</text:p>
      <text:p text:style-name="P1"><text:tab/>string = "not integer -1 -4 5 8 10 11 12.5"</text:p>
      <text:p text:style-name="P1"><text:tab/>ints = re.findall(r'-?\d+', string)</text:p>
      <text:p text:style-name="P1"><text:tab/>ints = list(map(int, ints))</text:p>
      <text:p text:style-name="P1"><text:tab/>avg = sum(ints) / len(ints)</text:p>
      <text:p text:style-name="P1"><text:tab/>print(avg)</text:p>
      <text:p text:style-name="P1">5) <text:tab/>re.sub(r"EE364", r"EE461", string, 1)</text:p>
      <text:p text:style-name="P1">6)<text:tab/>import re</text:p>
      <text:p text:style-name="P1"><text:tab/>ipaddr = "192.168.1.1"</text:p>
      <text:p text:style-name="P1"><text:tab/><text:bookmark-start text:name="__DdeLink__1_983496785"/>if re.match(r"(\d|[1-9]\d|1\d\d|2[0-4]\d|25[0-5])\.(\d|[1-9]\d|1\d\d|2[0-4]\d|25[0-5]){3}", ipaddr)<text:bookmark-end text:name="__DdeLink__1_983496785"/> is not None:</text:p>
      <text:p text:style-name="P1"><text:tab/><text:tab/>print("Valid IP")</text:p>
      <text:p text:style-name="P1"><text:tab/>else:</text:p>
      <text:p text:style-name="P1"><text:tab/><text:tab/>print("Invalid IP")</text:p>
      <text:p text:style-name="P1">7)<text:tab/>a.<text:tab/>Searches for an instance of "e" and is case-insensitive</text:p>
      <text:p text:style-name="P1"><text:tab/>b.<text:tab/>Looks for string "is a" and doesn't care what is before or after.</text:p>
      <text:p text:style-name="P1"><text:tab/>c.<text:tab/><text:span text:style-name="T1">Same as before but places each piece into groups </text:span></text:p>
      <text:p text:style-name="P1"><text:tab/>d.<text:tab/>Searches for one instance of "I" followed by 10 or more instances of "like" and then 1 or two instances of "you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EE364</meta:initial-creator>
    <meta:creation-date>2016-02-22T22:01:06.032981508</meta:creation-date>
    <dc:date>2016-02-22T23:27:26.393581318</dc:date>
    <dc:creator>Student EE364</dc:creator>
    <meta:editing-duration>PT1H11M10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20" meta:word-count="119" meta:character-count="843" meta:non-whitespace-character-count="723"/>
  </office:meta>
</office:document-meta>
</file>